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1" svg:font-family="&quot;Ubuntu Mono1&quot;"/>
    <style:font-face style:name="&quot;docs-Ubuntu Mono&quot;" svg:font-family="&quot;&quot;docs-Ubuntu Mono&quot;&quot;"/>
    <style:font-face style:name="Ubuntu Mono" svg:font-family="&quot;Ubuntu Mono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1" style:font-name-asian="Ubuntu Mono1" style:font-name-complex="Ubuntu Mono1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1" style:font-name-asian="Ubuntu Mono1" style:font-name-complex="Ubuntu Mono1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1" style:font-name-asian="Ubuntu Mono1" style:font-name-complex="Ubuntu Mono1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1" style:font-name-asian="Ubuntu Mono1" style:font-name-complex="Ubuntu Mono1" fo:font-size="11pt" style:font-size-asian="11pt" style:font-size-complex="11pt"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top" fo:wrap-option="wrap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1" style:font-name-asian="Ubuntu Mono1" style:font-name-complex="Ubuntu Mono1"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top" fo:background-color="#C9DAF8"/>
      <style:text-properties fo:color="#FF0000" style:font-name="Ubuntu Mono1" style:font-name-asian="Ubuntu Mono1" style:font-name-complex="Ubuntu Mono1"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E97132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background-color="#C9DAF8"/>
      <style:text-properties fo:color="#FF0000"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top" fo:background-color="#C9DAF8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49" style:family="table-cell" style:parent-style-name="Default" style:data-style-name="N0">
      <style:table-cell-properties style:vertical-align="top" fo:wrap-option="wrap" fo:background-color="#C9DAF8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wrap-option="wrap" fo:background-color="#CFE2F3"/>
      <style:text-properties style:font-name="Ubuntu Mono1" style:font-name-asian="Ubuntu Mono1" style:font-name-complex="Ubuntu Mono1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56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1" style:font-name-asian="Ubuntu Mono1" style:font-name-complex="Ubuntu Mono1"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,Arial" style:font-name-asian="Ubuntu Mono,Arial" style:font-name-complex="Ubuntu Mono,Arial"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top" fo:background-color="#C9DAF8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64" style:family="table-cell" style:parent-style-name="Default" style:data-style-name="N0">
      <style:table-cell-properties style:vertical-align="automatic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wrap-option="wrap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1" style:family="table-cell" style:parent-style-name="Default" style:data-style-name="N0">
      <style:table-cell-properties style:vertical-align="top" fo:background-color="#CFE2F3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72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3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75" style:family="table-cell" style:parent-style-name="Default" style:data-style-name="N0">
      <style:table-cell-properties style:vertical-align="top" fo:background-color="#CFE2F3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8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1" style:font-name-asian="Ubuntu Mono1" style:font-name-complex="Ubuntu Mono1" fo:font-size="11pt" style:font-size-asian="11pt" style:font-size-complex="11pt"/>
    </style:style>
    <style:style style:name="ce7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2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84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8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89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90" style:family="table-cell" style:parent-style-name="Default" style:data-style-name="N0">
      <style:table-cell-properties fo:background-color="#CFE2F3"/>
      <style:text-properties style:font-name="Ubuntu Mono1" style:font-name-asian="Ubuntu Mono1" style:font-name-complex="Ubuntu Mono1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92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10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1" style:font-name-asian="Ubuntu Mono1" style:font-name-complex="Ubuntu Mono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FF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4" style:family="text" style:parent-style-name="Default">
      <style:text-properties fo:color="#00FF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7" style:family="text" style:parent-style-name="Default">
      <style:text-properties fo:color="#FFFF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8" style:family="text" style:parent-style-name="Default">
      <style:text-properties fo:color="#0000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41.4pt" style:use-optimal-row-height="true" fo:break-before="auto"/>
    </style:style>
    <style:style style:name="ro11" style:family="table-row">
      <style:table-row-properties style:row-height="39.6pt" style:use-optimal-row-height="true" fo:break-before="auto"/>
    </style:style>
    <style:style style:name="ro12" style:family="table-row">
      <style:table-row-properties style:row-height="69pt" style:use-optimal-row-height="true" fo:break-before="auto"/>
    </style:style>
    <style:style style:name="ro13" style:family="table-row">
      <style:table-row-properties style:row-height="55.2pt" style:use-optimal-row-height="true" fo:break-before="auto"/>
    </style:style>
    <style:style style:name="ro14" style:family="table-row">
      <style:table-row-properties style:row-height="82.8pt" style:use-optimal-row-height="true" fo:break-before="auto"/>
    </style:style>
    <style:style style:name="ro15" style:family="table-row">
      <style:table-row-properties style:row-height="151.8pt" style:use-optimal-row-height="true" fo:break-before="auto"/>
    </style:style>
    <style:style style:name="ro16" style:family="table-row">
      <style:table-row-properties style:row-height="207pt" style:use-optimal-row-height="true" fo:break-before="auto"/>
    </style:style>
    <style:style style:name="ro17" style:family="table-row">
      <style:table-row-properties style:row-height="110.4pt" style:use-optimal-row-height="true" fo:break-before="auto"/>
    </style:style>
    <style:style style:name="ro18" style:family="table-row">
      <style:table-row-properties style:row-height="96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ce1"/>
        <table:table-column table:style-name="co9" table:number-columns-repeated="15361" table:default-cell-style-name="ce1"/>
        <table:table-row table:style-name="ro1">
          <table:table-cell office:value-type="string" table:number-columns-spanned="10" table:number-rows-spanned="1" table:style-name="ce93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4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5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6"/>
          <table:table-cell office:value-type="string" table:number-columns-spanned="1" table:number-rows-spanned="2" table:style-name="ce97">
            <text:p>test.c</text:p>
          </table:table-cell>
          <table:table-cell table:number-columns-spanned="1" table:number-rows-spanned="2" table:style-name="ce96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7">
            <text:p>Comportement attendu</text:p>
          </table:table-cell>
          <table:table-cell office:value-type="string" table:number-columns-spanned="1" table:number-rows-spanned="2" table:style-name="ce97">
            <text:p>Sortie d'exit (echo $?)</text:p>
          </table:table-cell>
          <table:table-cell office:value-type="string" table:number-columns-spanned="1" table:number-rows-spanned="2" table:style-name="ce97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98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9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0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1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""''echo hola""'''' que""'' tal""''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/>echo -n -n Hola Qu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NON GER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8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9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ME9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ME%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Probleme avec UID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42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2">
            <text:p><text:span text:style-name="T14">$&gt;</text:span><text:span text:style-name="T13"><text:s/>echo $USER$var\$USER$USER\$USERtest$USER</text:span>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3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3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Cas d'un variable inexistant</text:p>
            <text:p><text:span text:style-name="T23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 $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3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Problème avec -nn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text:s/></text:span>echo &gt; &l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1">
            <text:p>Problème me met token`&gt;' au lieu de l'autre chevro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text:s/></text:span>echo | |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Attend une autre entrée de ligne alors que devrait bugger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echo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.echo.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&gt;echo&g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2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Erreur non détéctée avant exec + leak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echo&l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Message d'erreur incorrect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&gt;echo&gt;&g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Erreur non détéctée avant exec + mauvais message d'erreur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|echo|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Erreur non détéctée avant fin de readlin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|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3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8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8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1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10" table:style-name="ce102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0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1">
            <text:p>SIGNAUX 🛰</text:p>
          </table:table-cell>
          <table:table-cell office:value-type="string" table:style-name="ce19">
            <text:p><text:span text:style-name="T14">$&gt;<text:s/></text:span><text:span text:style-name="T24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4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(faire<text:s/><text:span text:style-name="T24">Ctlr-C<text:s/></text:span>apres avoir fait plusieurs fois [ENTREE]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| rev(faire<text:s/><text:span text:style-name="T24">Ctlr-C<text:s/></text:span>apres avoir fait plusieurs fois [ENTREE])</text:p>
          </table:table-cell>
          <table:table-cell table:style-name="ce3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4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<text:span text:style-name="T14">$&gt;</text:span><text:s/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4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4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4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(faire<text:s/><text:span text:style-name="T24">Ctlr-\<text:s/></text:span>apres avoir fait plusieurs fois [ENTREE]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4">Ctlr-Z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9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4">Ctlr-C<text:s/></text:span>une seconde apres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4">Ctlr-D<text:s/></text:span>une seconde apres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9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4">Ctlr-\<text:s/></text:span>une seconde apres)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office:value-type="string" table:style-name="ce44">
            <text:p>DIF</text:p>
          </table:table-cell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3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0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0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8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3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0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3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55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5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5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55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55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6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3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5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58">
            <text:p><text:span text:style-name="T26">$&gt;</text:span><text:span text:style-name="T27"><text:s/>unset ""</text:span></text:p>
          </table:table-cell>
          <table:table-cell table:style-name="ce5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5">
            <text:p>bash: unset: `': not a valid identifie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</table:table-cell>
          <table:table-cell office:value-type="string" table:style-name="ce59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2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2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59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.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+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=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{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}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-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unset: -H: invalid option</text:p>
          </table:table-cell>
          <table:table-cell office:value-type="float" office:value="2" table:style-name="ce59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*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#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9">
          <table:table-cell table:style-name="ce52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Il va unset le contenu de $HOLA, c'est-a-dire la variable bonjour</text:p>
          </table:table-cell>
          <table:table-cell table:number-columns-repeated="16374"/>
        </table:table-row>
        <table:table-row table:style-name="ro9">
          <table:table-cell table:style-name="ce52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@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!A: event not found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0"/>
          <table:table-cell table:number-columns-repeated="16374"/>
        </table:table-row>
        <table:table-row table:style-name="ro9">
          <table:table-cell table:style-name="ce52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unset: `HOL~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</table:table-cell>
          <table:table-cell office:value-type="string" table:style-name="ce18">
            <text:p>0</text:p>
            <text:p>1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</table:table-cell>
          <table:table-cell office:value-type="string" table:style-name="ce59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59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=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======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++++++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1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8">
          <table:table-cell office:value-type="string" table:number-columns-spanned="1" table:number-rows-spanned="2" table:style-name="ce104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1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4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On doit se retrouver dans le dossier défini par $HOME</text:p>
            <text:p><text:span text:style-name="T28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8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8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2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8">/home/vietdu91/42_works/minishell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8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7">
            <text:p>[BONUS]<text:s/><text:span text:style-name="T15">S'il n'y a qu'un seul<text:s/></text:span><text:span text:style-name="T29">dossier</text:span><text:span text:style-name="T15"><text:s/>et rien d'autre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7">
            <text:p>[BONUS]<text:s/><text:span text:style-name="T15">S'il n'y a qu'un seul<text:s/></text:span><text:span text:style-name="T29">fich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3">
            <text:p><text:span text:style-name="T21">A gerer ?</text:span><text:span text:style-name="T21"/></text:p>
            <text:p>/hom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3">
            <text:p><text:span text:style-name="T21">A gerer ?</text:span><text:span text:style-name="T21"/></text:p>
            <text:p>/home/vietdu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2">
            <text:p><text:span text:style-name="T21">A gerer ?</text:span><text:span text:style-name="T21"/></text:p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2">
            <text:p><text:span text:style-name="T21">A gerer ?</text:span><text:span text:style-name="T21"/></text:p>
            <text:p>/home/vietdu91/42_works</text:p>
          </table:table-cell>
          <table:table-cell table:number-columns-repeated="16374"/>
        </table:table-row>
        <table:table-row table:style-name="ro10">
          <table:table-cell office:value-type="string" table:number-columns-spanned="1" table:number-rows-spanned="14" table:style-name="ce104">
            <text:p>BÂTARDS<text:s/><text:span text:style-name="T30">🖕</text:span></text:p>
          </table:table-cell>
          <table:table-cell office:value-type="string" table:style-name="ce10">
            <text:p><text:span text:style-name="T24">$&gt;</text:span><text:s/>chmod 000 minishell</text:p>
            <text:p><text:span text:style-name="T24">$&gt;</text:span><text:s/>./minishell</text:p>
          </table:table-cell>
          <table:table-cell office:value-type="string" table:style-name="ce68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68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6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6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6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68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1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51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51"/>
          <table:table-cell table:style-name="ce14"/>
          <table:table-cell table:style-name="ce15"/>
          <table:table-cell office:value-type="string" table:style-name="ce38">
            <text:p>exit</text:p>
            <text:p>bash: exit: exit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--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++++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++++++0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------0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----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++++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'666'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bash: exit: "666"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2">
            <text:p>exit</text:p>
            <text:p>bash: exit: 9223372036854775808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2">
            <text:p>exit</text:p>
            <text:p>bash: exit: -9223372036854775809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4">
          <table:table-cell office:value-type="string" table:number-columns-spanned="1" table:number-rows-spanned="48" table:style-name="ce104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/home/vietdu91/42_works/minishell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51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table-cell table:style-name="ce60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sleep 3 | sleep 3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3">
          <table:table-cell office:value-type="string" table:number-columns-spanned="1" table:number-rows-spanned="26" table:style-name="ce101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table-cell office:value-type="string" table:number-columns-spanned="1" table:number-rows-spanned="38" table:style-name="ce104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text:s/><text:span text:style-name="T15">Si pwd exist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5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2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1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4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4">
            <text:p>Voir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4">
            <text:p>Marche aussi pour les autres operateurs de redirectio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87">
            <text:p><text:span text:style-name="T14">!!!!!</text:span><text:s/>Contenu du fichier a : "Amour Tu es Horrible"</text:p>
            <text:p><text:span text:style-name="T22">!!!!!</text:span><text:s/>Contenu du fichier b : "0123456789"</text:p>
            <text:p><text:span text:style-name="T28">!!!!!</text:span><text:s/>Contenu du fichier c : "Prout"</text:p>
          </table:table-cell>
          <table:table-cell table:number-columns-repeated="6" table:style-name="ce88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4">
            <text:p>HEREDOC<text:s/><text:span text:style-name="T25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89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1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55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55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5"/>
          <table:table-cell table:number-columns-repeated="16374"/>
        </table:table-row>
        <table:table-row table:style-name="ro17">
          <table:table-cell office:value-type="string" table:number-columns-spanned="1" table:number-rows-spanned="6" table:style-name="ce101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1" svg:font-family="&quot;Ubuntu Mono1&quot;"/>
    <style:font-face style:name="&quot;docs-Ubuntu Mono&quot;" svg:font-family="&quot;&quot;docs-Ubuntu Mono&quot;&quot;"/>
    <style:font-face style:name="Ubuntu Mono" svg:font-family="&quot;Ubuntu Mono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Olivier  Filloux</dc:creator>
    <dc:date>2025-07-07T09:04:17Z</dc:date>
    <meta:editing-cycles>7</meta:editing-cycles>
    <meta:editing-duration>PT18687S</meta:editing-duration>
  </office:meta>
</office:document-meta>
</file>